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irf"/>
    <style:font-face style:name="Arial1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735e3" officeooo:paragraph-rsid="000735e3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0735e3"/>
    </style:style>
    <style:style style:name="P3" style:family="paragraph" style:parent-style-name="Standard">
      <style:paragraph-properties fo:text-align="start" style:justify-single-word="false"/>
      <style:text-properties fo:font-size="18pt" officeooo:rsid="000735e3" officeooo:paragraph-rsid="000735e3"/>
    </style:style>
    <style:style style:name="P4" style:family="paragraph" style:parent-style-name="Standard">
      <style:paragraph-properties fo:text-align="start" style:justify-single-word="false"/>
      <style:text-properties fo:font-size="18pt" officeooo:rsid="000acf62" officeooo:paragraph-rsid="000acf62"/>
    </style:style>
    <style:style style:name="P5" style:family="paragraph" style:parent-style-name="Standard">
      <style:paragraph-properties fo:text-align="start" style:justify-single-word="false"/>
      <style:text-properties officeooo:paragraph-rsid="000acf62"/>
    </style:style>
    <style:style style:name="P6" style:family="paragraph" style:parent-style-name="Standard">
      <style:paragraph-properties fo:text-align="start" style:justify-single-word="false"/>
      <style:text-properties fo:font-size="15pt" officeooo:paragraph-rsid="00080107"/>
    </style:style>
    <style:style style:name="P7" style:family="paragraph" style:parent-style-name="Standard">
      <style:paragraph-properties fo:text-align="start" style:justify-single-word="false"/>
      <style:text-properties fo:font-size="15pt" officeooo:paragraph-rsid="00096fa1"/>
    </style:style>
    <style:style style:name="T1" style:family="text">
      <style:text-properties fo:font-variant="normal" fo:text-transform="none" fo:color="#222222" style:font-name="Liberation Serif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222222" style:font-name="Liberation Serif" fo:letter-spacing="normal" fo:font-style="normal" fo:font-weight="normal" officeooo:rsid="000735e3" style:font-size-asian="18pt" style:font-size-complex="18pt"/>
    </style:style>
    <style:style style:name="T3" style:family="text">
      <style:text-properties fo:font-variant="normal" fo:text-transform="none" fo:color="#222222" style:font-name="Liberation Serif" fo:letter-spacing="normal" fo:font-style="normal" fo:font-weight="normal" officeooo:rsid="00080107" style:font-size-asian="18pt" style:font-size-complex="18pt"/>
    </style:style>
    <style:style style:name="T4" style:family="text">
      <style:text-properties fo:font-variant="normal" fo:text-transform="none" fo:color="#222222" style:font-name="Liberation Serif" fo:letter-spacing="normal" fo:font-style="normal" fo:font-weight="normal" officeooo:rsid="00080107" style:font-size-asian="15pt" style:font-size-complex="15pt"/>
    </style:style>
    <style:style style:name="T5" style:family="text">
      <style:text-properties fo:font-variant="normal" fo:text-transform="none" fo:color="#222222" style:font-name="Liberation Serif" fo:letter-spacing="normal" fo:font-style="normal" fo:font-weight="normal" officeooo:rsid="00096fa1" style:font-size-asian="15pt" style:font-size-complex="15pt"/>
    </style:style>
    <style:style style:name="T6" style:family="text">
      <style:text-properties fo:font-variant="normal" fo:text-transform="none" fo:color="#222222" style:font-name="Liberation Serif" fo:letter-spacing="normal" fo:font-style="normal" fo:font-weight="normal" officeooo:rsid="000acf62" style:font-size-asian="15pt" style:font-size-complex="15pt"/>
    </style:style>
    <style:style style:name="T7" style:family="text">
      <style:text-properties fo:font-variant="normal" fo:text-transform="none" fo:color="#222222" style:font-name="Liberation Serif" fo:letter-spacing="normal" fo:font-style="normal" fo:font-weight="bold" officeooo:rsid="00096fa1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222222" style:font-name="Liberation Serif" fo:letter-spacing="normal" fo:font-style="normal" fo:font-weight="bold" officeooo:rsid="00080107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fo:color="#222222" style:font-name="Liberation Serif" fo:letter-spacing="normal" fo:font-style="normal" fo:font-weight="bold" officeooo:rsid="000acf62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222222" style:font-name="Liberation Serif" fo:font-size="15pt" fo:letter-spacing="normal" fo:font-style="normal" fo:font-weight="normal" style:font-size-asian="15pt" style:font-size-complex="15pt"/>
    </style:style>
    <style:style style:name="T11" style:family="text">
      <style:text-properties fo:font-variant="normal" fo:text-transform="none" fo:color="#222222" style:font-name="Liberation Serif" fo:font-size="15pt" fo:letter-spacing="normal" fo:font-style="normal" fo:font-weight="normal" officeooo:rsid="00080107" style:font-size-asian="15pt" style:font-size-complex="15pt"/>
    </style:style>
    <style:style style:name="T12" style:family="text">
      <style:text-properties fo:font-variant="normal" fo:text-transform="none" fo:color="#222222" style:font-name="Liberation Serif" fo:font-size="15pt" fo:letter-spacing="normal" fo:font-style="normal" fo:font-weight="normal" officeooo:rsid="000acf62" style:font-size-asian="15pt" style:font-size-complex="15pt"/>
    </style:style>
    <style:style style:name="T13" style:family="text">
      <style:text-properties fo:font-variant="normal" fo:text-transform="none" fo:color="#222222" style:font-name="Liberation Serif" fo:font-size="15pt" fo:letter-spacing="normal" fo:font-style="normal" fo:font-weight="normal" officeooo:rsid="000be69b" style:font-size-asian="15pt" style:font-size-complex="15pt"/>
    </style:style>
    <style:style style:name="T14" style:family="text">
      <style:text-properties officeooo:rsid="000735e3" style:font-size-asian="18pt" style:font-size-complex="18pt"/>
    </style:style>
    <style:style style:name="T15" style:family="text">
      <style:text-properties style:font-name="Liberation Serif" officeooo:rsid="000735e3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Understanding Using Temporal Convolutional Network</text:p>
      <text:p text:style-name="P1"/>
      <text:p text:style-name="P1">Team menber: Yuxin Cui</text:p>
      <text:p text:style-name="P1"><text:s text:c="31"/>Mingxiang zhu</text:p>
      <text:p text:style-name="P2"><text:span text:style-name="T14"><text:tab/><text:tab/><text:tab/><text:tab/><text:tab/> <text:s text:c="3"/>Muhammad </text:span><text:span text:style-name="T15">M</text:span><text:span text:style-name="T2">odasshi</text:span></text:p>
      <text:p text:style-name="P3"><text:span text:style-name="T1">1. Problem </text:span><text:span text:style-name="T3">and Goal</text:span></text:p>
      <text:p text:style-name="P3"><text:span text:style-name="T1"><text:tab/></text:span><text:span text:style-name="T10">Our project will focus on the text understanding, especially abstract text concepts from character level inputs. This is, the input is a few characters that compo</text:span><text:span text:style-name="T11">se</text:span><text:span text:style-name="T10">s </text:span><text:span text:style-name="T11">a meaningful sentence, paragraph or even an article. The output is the classification result of the inputs. </text:span></text:p>
      <text:p text:style-name="P6"><text:span text:style-name="T4">For example, if the input is a sentence that describes a person, it will show the result “people”. And if the input describes a dog, it will show the result “dog”. In this project, we particularly develop the system for </text:span><text:span text:style-name="T8">understanding the iphone6 user comments</text:span><text:span text:style-name="T4"> grasped from Internet. The input is </text:span><text:span text:style-name="T5">a raw comment posted by a user on the Internet, such as “i</text:span><text:span text:style-name="T4">phone 6 is the best phone ever...i think everybody should take iphn 6..this phone have a good style and personality.all people should give first priorty to iphn.” <text:s/></text:span><text:span text:style-name="T5">Our system will classify it into 5 categories: </text:span><text:span text:style-name="T7">strong positive, weak positive, neutral, weak negative, strong negative</text:span><text:span text:style-name="T5">. <text:s/>Here is an example for each category:</text:span></text:p>
      <text:p text:style-name="P7"><text:span text:style-name="T5"><text:tab/></text:span><text:span text:style-name="T7">strong positive</text:span><text:span text:style-name="T5">: i</text:span><text:span text:style-name="T4">phone 6 is the best phone ever...i think everybody should take iphn 6..this phone have a good style and personality.all people should give first priorty to iphn.</text:span></text:p>
      <text:p text:style-name="P7"><text:span text:style-name="T4"><text:tab/></text:span><text:span text:style-name="T7">Weak positive</text:span><text:span text:style-name="T5">: </text:span><text:span text:style-name="T4">I have the iphone 6 and it is fast and really a nice feeking in ur hands.But because it is so thin u will need to put a case on itor it will drop.The batterty is good just doesntlast so so long if u use it all day in everymintue.But the pictures are awesome on it.</text:span></text:p>
      <text:p text:style-name="P7"><text:span text:style-name="T5"><text:tab/></text:span><text:span text:style-name="T7">Neutral</text:span><text:span text:style-name="T5">: </text:span><text:span text:style-name="T4">HOw much music can fit opn the 64GIG</text:span></text:p>
      <text:p text:style-name="P7"><text:span text:style-name="T5"><text:tab/></text:span><text:span text:style-name="T9">weak negative: </text:span><text:span text:style-name="T4">why iphone6 gets hot almost doing nothing?</text:span></text:p>
      <text:p text:style-name="P7"><text:span text:style-name="T5"><text:tab/></text:span><text:span text:style-name="T9">Strong negative</text:span><text:span text:style-name="T6">: </text:span><text:span text:style-name="T4">I will never touch any apple product just for one reason , especially the apple 6, no memory card facility, If it did I could export files photos on to it, eject. and download to something else.</text:span></text:p>
      <text:p text:style-name="P7"><text:span text:style-name="T4"><text:tab/></text:span></text:p>
      <text:p text:style-name="P3"><text:span text:style-name="T1"/></text:p>
      <text:p text:style-name="P3"><text:span text:style-name="T3">2</text:span><text:span text:style-name="T1">. Method</text:span></text:p>
      <text:p text:style-name="P4"><text:span text:style-name="T1">1. Obtain the dataset</text:span></text:p>
      <text:p text:style-name="P4"><text:span text:style-name="T1"><text:tab/></text:span><text:span text:style-name="T10">The first step of our project is grasp the comments data from Internet, such as phone forum websites, online shopping websites. We will use a crawler to grasp </text:span><text:soft-page-break/><text:span text:style-name="T10">the web page and use a analyser to extract the comment data. The proposed size of datasets is : 500 for each category. So the total size of dataset is 2500. Then we will manually label each data. </text:span></text:p>
      <text:p text:style-name="P4"><text:span text:style-name="T10">2. The proposed model for classification</text:span></text:p>
      <text:p text:style-name="P4"><text:span text:style-name="T10"><text:tab/>Inspired by Zhang [1], we plan to apply the temporal convolutional network model to our comments understanding problem. </text:span><text:span text:style-name="T13">Unlike the other convolutional network, this temporal ConvNet computes a 1-D convolution instead of the 2-D convolution. The input characters are transformed to a m*l matrix. m is the the size of the binary code to represent each character. l is the length of the characters. </text:span></text:p>
      <text:p text:style-name="P4"/>
      <text:p text:style-name="P5"><text:span text:style-name="T12">[1] Zhang, Xiang, and Yann LeCun. "Text Understanding from Scratch." arXiv preprint arXiv:1502.01710 (2015).</text:span></text:p>
      <text:p text:style-name="P3"><text:span text:style-name="T1"/></text:p>
      <text:p text:style-name="P3"><text:span text:style-name="T1"/></text:p>
      <text:p text:style-name="P2"><text:span text:style-name="T2"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irf"/>
    <style:font-face style:name="Arial1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09:49:06.350696432</meta:creation-date>
    <dc:date>2015-03-08T11:07:02.022530184</dc:date>
    <meta:editing-duration>PT14M12S</meta:editing-duration>
    <meta:editing-cycles>1</meta:editing-cycles>
    <meta:document-statistic meta:table-count="0" meta:image-count="0" meta:object-count="0" meta:page-count="2" meta:paragraph-count="20" meta:word-count="475" meta:character-count="2826" meta:non-whitespace-character-count="2314"/>
    <meta:generator>LibreOffice/4.2.7.2$Linux_X86_64 LibreOffice_project/420m0$Build-2</meta:generator>
  </office:meta>
</office:document-meta>
</file>